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Afegir_entrada_factures.xml" manifest:media-type="text/xml"/>
  <manifest:file-entry manifest:full-path="Basic/Standard/Dialog_Factur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dialog-lb.xml" manifest:media-type="text/xml"/>
  <manifest:file-entry manifest:full-path="Dialogs/Standard/Dialog2.xml" manifest:media-type="text/xml"/>
  <manifest:file-entry manifest:full-path="Dialogs/Standard/Dialog1.xml" manifest:media-type="text/xml"/>
  <manifest:file-entry manifest:full-path="Dialogs/dialog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6.583cm"/>
    </style:style>
    <style:style style:name="co24" style:family="table-column">
      <style:table-column-properties fo:break-before="auto" style:column-width="2.438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9.775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3.087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8.601cm"/>
    </style:style>
    <style:style style:name="co13" style:family="table-column">
      <style:table-column-properties fo:break-before="auto" style:column-width="3.478cm"/>
    </style:style>
    <style:style style:name="co14" style:family="table-column">
      <style:table-column-properties fo:break-before="auto" style:column-width="4.583cm"/>
    </style:style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4.043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3.969cm"/>
    </style:style>
    <style:style style:name="co20" style:family="table-column">
      <style:table-column-properties fo:break-before="auto" style:column-width="2.475cm"/>
    </style:style>
    <style:style style:name="co21" style:family="table-column">
      <style:table-column-properties fo:break-before="auto" style:column-width="2.215cm"/>
    </style:style>
    <style:style style:name="co22" style:family="table-column">
      <style:table-column-properties fo:break-before="auto" style:column-width="2.695cm"/>
    </style:style>
    <style:style style:name="co25" style:family="table-column">
      <style:table-column-properties fo:break-before="auto" style:column-width="3.769cm"/>
    </style:style>
    <style:style style:name="co26" style:family="table-column">
      <style:table-column-properties fo:break-before="auto" style:column-width="7.461cm"/>
    </style:style>
    <style:style style:name="co27" style:family="table-column">
      <style:table-column-properties fo:break-before="auto" style:column-width="2.15cm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557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RESSUPOS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26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6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1.5pt double-thin #000000" style:border-line-width-left="0.018cm 0.018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1584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63d2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order-bottom="1.5pt double-thin #000000" style:border-line-width-bottom="0.018cm 0.018cm 0.018c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" style:family="table-cell" style:parent-style-name="Default">
      <style:table-cell-properties fo:background-color="#eeeee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fo:background-color="#ffff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16">
      <style:table-cell-properties fo:background-color="#93c47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16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 style:data-style-name="N11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1.5pt double-thin #000000" style:border-line-width-top="0.018cm 0.018cm 0.018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1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7" style:family="table-cell" style:parent-style-name="Default" style:data-style-name="N116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9" style:family="table-cell" style:parent-style-name="Default" style:data-style-name="N116">
      <style:table-cell-properties fo:background-color="#ddddd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 style:data-style-name="N116">
      <style:table-cell-properties fo:background-color="#63d2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1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 style:data-style-name="N11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fo:border-bottom="1.5pt double-thin #000000" style:border-line-width-bottom="0.018cm 0.018cm 0.018cm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fo:background-color="#ff00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ackground-color="#a2e8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4" style:family="table-cell" style:parent-style-name="Default" style:data-style-name="N121">
      <style:table-cell-properties fo:background-color="#ea99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16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1.5pt double-thin #000000" style:border-line-width-top="0.018cm 0.018cm 0.018cm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51" style:family="table-cell" style:parent-style-name="Default">
      <style:table-cell-properties fo:border-bottom="none" fo:border-left="none" fo:border-right="1.5pt double-thin #000000" style:border-line-width-right="0.018cm 0.018cm 0.018cm" fo:border-top="none"/>
    </style:style>
    <style:style style:name="ce152" style:family="table-cell" style:parent-style-name="Default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17">
      <style:table-cell-properties fo:border-bottom="none" style:text-align-source="value-type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 style:data-style-name="N117">
      <style:table-cell-properties fo:border-bottom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17">
      <style:table-cell-properties fo:border-bottom="none" style:diagonal-bl-tr="none" style:diagonal-tl-br="none" fo:border-left="none" fo:border-right="1.5pt double-thin #000000" style:border-line-width-right="0.018cm 0.018cm 0.018cm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17">
      <style:table-cell-properties fo:border-bottom="1.5pt double-thin #000000" style:border-line-width-bottom="0.018cm 0.018cm 0.018cm" style:diagonal-bl-tr="none" style:diagonal-tl-br="none" style:text-align-source="fix" style:repeat-content="false" fo:wrap-option="no-wrap" fo:border-left="none" style:direction="ltr" fo:border-right="1.5pt double-thin #000000" style:border-line-width-right="0.018cm 0.018cm 0.018cm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1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17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1" style:family="table-cell" style:parent-style-name="Default">
      <style:table-cell-properties style:glyph-orientation-vertical="0" fo:background-color="#4f81b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8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197" style:family="table-cell" style:parent-style-name="Default">
      <style:table-cell-properties fo:padding="0.071cm"/>
    </style:style>
    <style:style style:name="ce189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0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100" style:font-size-asian="10pt" style:font-style-asian="normal" style:font-weight-asian="100" style:font-size-complex="10pt" style:font-style-complex="normal" style:font-weight-complex="100"/>
    </style:style>
    <style:style style:name="ce22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text-properties fo:font-size="12pt" fo:font-weight="bold"/>
    </style:style>
    <style:style style:name="P1" style:family="paragraph"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RESSUPOST.$I$9:.$I$18])" table:allow-empty-cell="true" table:display-list="unsorted" table:base-cell-address="PRESSUPOST.I27">
          <table:error-message table:message-type="stop" table:display="true"/>
        </table:content-validation>
        <table:content-validation table:name="val2" table:condition="of:cell-content-is-in-list([$PRESSUPOST.$I$9:.$I$18])" table:allow-empty-cell="true" table:display-list="unsorted" table:base-cell-address="Factures.D4">
          <table:error-message table:message-type="stop" table:display="true"/>
        </table:content-validation>
      </table:content-validations>
      <table:table table:name="PRESSUPOST" table:style-name="ta3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1" form:control-implementation="ooo:com.sun.star.form.component.CommandButton" xml:id="control1" form:id="control1" form:label="Afegir factur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5.StartDialog1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4.047cm" svg:height="1.696cm" svg:x="28.723cm" svg:y="13.429cm" draw:control="control1"/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10" table:default-cell-style-name="Default"/>
        <table:table-column table:style-name="co20" table:number-columns-repeated="1000" table:default-cell-style-name="Default"/>
        <table:table-row table:style-name="ro4" table:number-rows-repeated="2">
          <table:table-cell table:style-name="ce9" table:number-columns-repeated="5"/>
          <table:table-cell table:style-name="ce80" table:number-columns-repeated="2"/>
          <table:table-cell table:style-name="ce9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1"/>
          <table:table-cell table:style-name="ce14" table:number-columns-repeated="3"/>
          <table:table-cell table:style-name="ce81" table:number-columns-repeated="2"/>
          <table:table-cell table:style-name="ce14" table:number-columns-repeated="4"/>
          <table:table-cell table:style-name="ce146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5" office:value-type="string" calcext:value-type="string">
            <text:p>PRESSUPOST I BALANÇ EXCURSIÓ</text:p>
          </table:table-cell>
          <table:table-cell table:style-name="ce9" table:number-columns-repeated="2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9" table:number-columns-repeated="3"/>
          <table:table-cell table:style-name="ce80"/>
          <table:table-cell table:style-name="ce117"/>
          <table:table-cell table:style-name="ce9" table:number-columns-repeated="4"/>
          <table:table-cell table:style-name="ce147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16" office:value-type="string" calcext:value-type="string">
            <text:p>INGRESOS</text:p>
          </table:table-cell>
          <table:table-cell table:style-name="ce9" table:number-columns-repeated="2"/>
          <table:table-cell table:style-name="ce80" table:number-columns-repeated="2"/>
          <table:table-cell table:style-name="ce9"/>
          <table:table-cell table:style-name="ce112" office:value-type="string" calcext:value-type="string">
            <text:p>DESPESES GENERALS</text:p>
          </table:table-cell>
          <table:table-cell table:number-columns-repeated="2"/>
          <table:table-cell table:style-name="ce151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17"/>
          <table:table-cell table:style-name="ce9" table:number-columns-repeated="2"/>
          <table:table-cell table:style-name="ce80" table:number-columns-repeated="2"/>
          <table:table-cell table:style-name="ce9"/>
          <table:table-cell table:style-name="ce121" table:number-columns-repeated="3"/>
          <table:table-cell table:style-name="ce152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9"/>
          <table:table-cell table:style-name="ce78" office:value-type="string" calcext:value-type="string">
            <text:p>Unitats</text:p>
          </table:table-cell>
          <table:table-cell table:style-name="ce78" office:value-type="string" calcext:value-type="string">
            <text:p>Preu / unt</text:p>
          </table:table-cell>
          <table:table-cell table:style-name="ce97" office:value-type="string" calcext:value-type="string">
            <text:p>total</text:p>
          </table:table-cell>
          <table:table-cell table:style-name="ce97" office:value-type="string" calcext:value-type="string">
            <text:p>Ingressos reals</text:p>
          </table:table-cell>
          <table:table-cell table:style-name="ce9"/>
          <table:table-cell/>
          <table:table-cell table:style-name="ce78" office:value-type="string" calcext:value-type="string">
            <text:p>Pressupostat</text:p>
          </table:table-cell>
          <table:table-cell table:style-name="ce78" office:value-type="string" calcext:value-type="string">
            <text:p>Gasto real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2" office:value-type="string" calcext:value-type="string">
            <text:p>Nanos campament</text:p>
          </table:table-cell>
          <table:table-cell table:style-name="ce36" office:value-type="float" office:value="88" calcext:value-type="float">
            <text:p>88</text:p>
          </table:table-cell>
          <table:table-cell table:style-name="ce65" office:value-type="float" office:value="295" calcext:value-type="float">
            <text:p>295</text:p>
          </table:table-cell>
          <table:table-cell table:style-name="ce125" table:formula="of:=[.E9]*[.D9]" office:value-type="float" office:value="25960" calcext:value-type="float">
            <text:p>25.960,00 €</text:p>
          </table:table-cell>
          <table:table-cell table:style-name="ce125" table:formula="of:=[.E9]*[.D9]" office:value-type="float" office:value="25960" calcext:value-type="float">
            <text:p>25.960,00 €</text:p>
          </table:table-cell>
          <table:table-cell table:style-name="ce9"/>
          <table:table-cell table:style-name="ce42" office:value-type="string" calcext:value-type="string">
            <text:p>Lloguer de les instal·lacions </text:p>
          </table:table-cell>
          <table:table-cell table:style-name="ce125" table:formula="of:=[.D30]*50" office:value-type="float" office:value="6200" calcext:value-type="float">
            <text:p>6.200,00 €</text:p>
          </table:table-cell>
          <table:table-cell table:style-name="ce125" table:formula="of:=SUMIF([Factures.$D$1:.$D$289];[.I9];[Factures.$E$1:.$E$292])" office:value-type="float" office:value="-3969" calcext:value-type="float">
            <text:p>3.969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2" office:value-type="string" calcext:value-type="string">
            <text:p>Subvenció</text:p>
          </table:table-cell>
          <table:table-cell table:style-name="ce40"/>
          <table:table-cell table:style-name="ce40" office:value-type="float" office:value="25" calcext:value-type="float">
            <text:p>25</text:p>
          </table:table-cell>
          <table:table-cell table:style-name="ce125" table:formula="of:=[.D9]*[.E10]" office:value-type="float" office:value="2200" calcext:value-type="float">
            <text:p>2.200,00 €</text:p>
          </table:table-cell>
          <table:table-cell table:style-name="ce125" table:formula="of:=[.D9]*[.E10]" office:value-type="float" office:value="2200" calcext:value-type="float">
            <text:p>2.200,00 €</text:p>
          </table:table-cell>
          <table:table-cell table:style-name="ce9"/>
          <table:table-cell table:style-name="ce42" office:value-type="string" calcext:value-type="string">
            <text:p>Lloguer Furgona cotxe gasoil </text:p>
          </table:table-cell>
          <table:table-cell table:style-name="ce125" office:value-type="float" office:value="2500" calcext:value-type="float">
            <text:p>2.500,00 €</text:p>
          </table:table-cell>
          <table:table-cell table:style-name="ce125" table:formula="of:=SUMIF([Factures.$D$1:.$D$289];[.I10];[Factures.$E$1:.$E$292])" office:value-type="float" office:value="-2625.9" calcext:value-type="float">
            <text:p>2.625,9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2" office:value-type="string" calcext:value-type="string">
            <text:p>Patrocinis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35" calcext:value-type="float">
            <text:p>35</text:p>
          </table:table-cell>
          <table:table-cell table:style-name="ce125" table:formula="of:=[.D11]*[.E11]" office:value-type="float" office:value="1050" calcext:value-type="float">
            <text:p>1.050,00 €</text:p>
          </table:table-cell>
          <table:table-cell table:style-name="ce125" table:formula="of:=[.D11]*[.E11]" office:value-type="float" office:value="1050" calcext:value-type="float">
            <text:p>1.050,00 €</text:p>
          </table:table-cell>
          <table:table-cell table:style-name="ce9"/>
          <table:table-cell table:style-name="ce42" office:value-type="string" calcext:value-type="string">
            <text:p>Lloguer Autobus </text:p>
          </table:table-cell>
          <table:table-cell table:style-name="ce125" office:value-type="float" office:value="8800" calcext:value-type="float">
            <text:p>8.800,00 €</text:p>
          </table:table-cell>
          <table:table-cell table:style-name="ce125" table:formula="of:=SUMIF([Factures.$D$1:.$D$289];[.I11];[Factures.$E$1:.$E$292])" office:value-type="float" office:value="-8800" calcext:value-type="float">
            <text:p>8.80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2" office:value-type="string" calcext:value-type="string">
            <text:p>Donacions</text:p>
          </table:table-cell>
          <table:table-cell table:style-name="ce40"/>
          <table:table-cell table:style-name="ce89"/>
          <table:table-cell table:style-name="ce125" office:value-type="float" office:value="100" calcext:value-type="float">
            <text:p>100,00 €</text:p>
          </table:table-cell>
          <table:table-cell table:style-name="ce125" office:value-type="float" office:value="268.83" calcext:value-type="float">
            <text:p>268,83 €</text:p>
          </table:table-cell>
          <table:table-cell table:style-name="ce9"/>
          <table:table-cell table:style-name="ce42" office:value-type="string" calcext:value-type="string">
            <text:p>Samarretes i sudaderes </text:p>
          </table:table-cell>
          <table:table-cell table:style-name="ce125" office:value-type="float" office:value="1000" calcext:value-type="float">
            <text:p>1.000,00 €</text:p>
          </table:table-cell>
          <table:table-cell table:style-name="ce125" table:formula="of:=SUMIF([Factures.$D$1:.$D$289];[.I12];[Factures.$E$1:.$E$292])" office:value-type="float" office:value="-610" calcext:value-type="float">
            <text:p>610,00 €</text:p>
          </table:table-cell>
          <table:table-cell table:style-name="ce153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2" office:value-type="string" calcext:value-type="string">
            <text:p>Rifa</text:p>
          </table:table-cell>
          <table:table-cell table:style-name="ce41" table:number-columns-repeated="2"/>
          <table:table-cell table:style-name="ce125" office:value-type="float" office:value="200" calcext:value-type="float">
            <text:p>200,00 €</text:p>
          </table:table-cell>
          <table:table-cell table:style-name="ce125" office:value-type="float" office:value="160" calcext:value-type="float">
            <text:p>160,00 €</text:p>
          </table:table-cell>
          <table:table-cell table:style-name="ce9"/>
          <table:table-cell table:style-name="ce42" office:value-type="string" calcext:value-type="string">
            <text:p>Excursió</text:p>
          </table:table-cell>
          <table:table-cell table:style-name="ce125" office:value-type="float" office:value="840" calcext:value-type="float">
            <text:p>840,00 €</text:p>
          </table:table-cell>
          <table:table-cell table:style-name="ce125" table:formula="of:=SUMIF([Factures.$D$1:.$D$289];[.I13];[Factures.$E$1:.$E$292])" office:value-type="float" office:value="-840" calcext:value-type="float">
            <text:p>840,00 €</text:p>
          </table:table-cell>
          <table:table-cell table:style-name="ce154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42"/>
          <table:table-cell table:style-name="ce40" table:number-columns-repeated="2"/>
          <table:table-cell table:style-name="ce99" table:number-columns-repeated="2"/>
          <table:table-cell table:style-name="ce9"/>
          <table:table-cell table:style-name="ce42" office:value-type="string" calcext:value-type="string">
            <text:p>Activitats I material comú</text:p>
          </table:table-cell>
          <table:table-cell table:style-name="ce125" office:value-type="float" office:value="1495" calcext:value-type="float">
            <text:p>1.495,00 €</text:p>
          </table:table-cell>
          <table:table-cell table:style-name="ce125" table:formula="of:=SUMIF([Factures.$D$1:.$D$289];[.I14];[Factures.$E$1:.$E$292])" office:value-type="float" office:value="-773.15" calcext:value-type="float">
            <text:p>773,15 €</text:p>
          </table:table-cell>
          <table:table-cell table:style-name="ce15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19" office:value-type="string" calcext:value-type="string" table:number-columns-spanned="3" table:number-rows-spanned="1">
            <text:p>TOTAL</text:p>
          </table:table-cell>
          <table:covered-table-cell table:number-columns-repeated="2" table:style-name="ce85"/>
          <table:table-cell table:style-name="ce100" table:formula="of:=SUM([.F9:.F14])" office:value-type="float" office:value="29510" calcext:value-type="float">
            <text:p>29.510,00 €</text:p>
          </table:table-cell>
          <table:table-cell table:style-name="ce100" table:formula="of:=SUM([.G9:.G14])" office:value-type="float" office:value="29638.83" calcext:value-type="float">
            <text:p>29.638,83 €</text:p>
          </table:table-cell>
          <table:table-cell table:style-name="ce9"/>
          <table:table-cell table:style-name="ce42" office:value-type="string" calcext:value-type="string">
            <text:p>Manutenció</text:p>
          </table:table-cell>
          <table:table-cell table:style-name="ce125" office:value-type="float" office:value="11750" calcext:value-type="float">
            <text:p>11.750,00 €</text:p>
          </table:table-cell>
          <table:table-cell table:style-name="ce125" table:formula="of:=SUMIF([Factures.$D$1:.$D$289];[.I15];[Factures.$E$1:.$E$292])" office:value-type="float" office:value="-11377.88" calcext:value-type="float">
            <text:p>11.377,88 €</text:p>
          </table:table-cell>
          <table:table-cell table:style-name="ce15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42" office:value-type="string" calcext:value-type="string">
            <text:p>Farmàcia</text:p>
          </table:table-cell>
          <table:table-cell table:style-name="ce125" office:value-type="float" office:value="500" calcext:value-type="float">
            <text:p>500,00 €</text:p>
          </table:table-cell>
          <table:table-cell table:style-name="ce125" table:formula="of:=SUMIF([Factures.$D$1:.$D$289];[.I16];[Factures.$E$1:.$E$292])" office:value-type="float" office:value="-146.52" calcext:value-type="float">
            <text:p>146,52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0"/>
          <table:table-cell table:style-name="ce9" table:number-columns-repeated="2"/>
          <table:table-cell table:style-name="ce101"/>
          <table:table-cell table:style-name="ce80"/>
          <table:table-cell table:style-name="ce9"/>
          <table:table-cell table:style-name="ce42" office:value-type="string" calcext:value-type="string">
            <text:p>Marxa</text:p>
          </table:table-cell>
          <table:table-cell table:style-name="ce125" office:value-type="float" office:value="300" calcext:value-type="float">
            <text:p>300,00 €</text:p>
          </table:table-cell>
          <table:table-cell table:style-name="ce125" table:formula="of:=SUMIF([Factures.$D$1:.$D$289];[.I17];[Factures.$E$1:.$E$292])" office:value-type="float" office:value="-70.4" calcext:value-type="float">
            <text:p>70,40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52" office:value-type="string" calcext:value-type="string" table:number-columns-spanned="2" table:number-rows-spanned="1">
            <text:p>Pressupost</text:p>
          </table:table-cell>
          <table:covered-table-cell table:style-name="ce85"/>
          <table:table-cell table:style-name="ce20"/>
          <table:table-cell table:style-name="ce52" office:value-type="string" calcext:value-type="string" table:number-columns-spanned="2" table:number-rows-spanned="1">
            <text:p>BALANÇ REAL</text:p>
          </table:table-cell>
          <table:covered-table-cell table:style-name="ce85"/>
          <table:table-cell table:style-name="ce9"/>
          <table:table-cell table:style-name="ce42" office:value-type="string" calcext:value-type="string">
            <text:p>Imprevistos I sopar</text:p>
          </table:table-cell>
          <table:table-cell table:style-name="ce125" office:value-type="float" office:value="600" calcext:value-type="float">
            <text:p>600,00 €</text:p>
          </table:table-cell>
          <table:table-cell table:style-name="ce125" table:formula="of:=SUMIF([Factures.$D$1:.$D$289];[.I18];[Factures.$E$1:.$E$292])" office:value-type="float" office:value="-441.99" calcext:value-type="float">
            <text:p>441,99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2" office:value-type="string" calcext:value-type="string">
            <text:p>Ingresos </text:p>
          </table:table-cell>
          <table:table-cell table:style-name="ce45" table:formula="of:=[.F15]" office:value-type="float" office:value="29510" calcext:value-type="float">
            <text:p>29.510,00 €</text:p>
          </table:table-cell>
          <table:table-cell table:style-name="ce20"/>
          <table:table-cell table:style-name="ce52" office:value-type="string" calcext:value-type="string">
            <text:p>Ingresos </text:p>
          </table:table-cell>
          <table:table-cell table:style-name="ce45" table:formula="of:=[.G15]" office:value-type="float" office:value="29638.83" calcext:value-type="float">
            <text:p>29.638,83 €</text:p>
          </table:table-cell>
          <table:table-cell table:style-name="ce9"/>
          <table:table-cell table:style-name="ce148"/>
          <table:table-cell table:style-name="ce133"/>
          <table:table-cell table:style-name="ce171"/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2" office:value-type="string" calcext:value-type="string">
            <text:p>Despeses</text:p>
          </table:table-cell>
          <table:table-cell table:style-name="ce46" table:formula="of:=[.J20]" office:value-type="float" office:value="33985" calcext:value-type="float">
            <text:p>33.985,00 €</text:p>
          </table:table-cell>
          <table:table-cell table:style-name="ce20"/>
          <table:table-cell table:style-name="ce52" office:value-type="string" calcext:value-type="string">
            <text:p>Despeses</text:p>
          </table:table-cell>
          <table:table-cell table:style-name="ce46" table:formula="of:=[.K20]" office:value-type="float" office:value="-29654.84" calcext:value-type="float">
            <text:p>29.654,84 €</text:p>
          </table:table-cell>
          <table:table-cell table:style-name="ce9"/>
          <table:table-cell table:style-name="ce149" office:value-type="string" calcext:value-type="string" table:number-columns-spanned="1" table:number-rows-spanned="2">
            <text:p>DESPESES FINALS</text:p>
          </table:table-cell>
          <table:table-cell table:style-name="ce164" table:formula="of:=SUM([.J9:.J18])" office:value-type="float" office:value="33985" calcext:value-type="float" table:number-columns-spanned="1" table:number-rows-spanned="2">
            <text:p>33.985 €</text:p>
          </table:table-cell>
          <table:table-cell table:style-name="ce164" table:formula="of:=SUM([.K9:.K18])" office:value-type="float" office:value="-29654.84" calcext:value-type="float" table:number-columns-spanned="1" table:number-rows-spanned="2">
            <text:p>-29.655 €</text:p>
          </table:table-cell>
          <table:table-cell table:style-name="ce160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2" office:value-type="string" calcext:value-type="string">
            <text:p>Diferència</text:p>
          </table:table-cell>
          <table:table-cell table:style-name="ce47" table:formula="of:=[.D19]-[.D20]" office:value-type="currency" office:currency="EUR" office:value="-4475" calcext:value-type="currency">
            <text:p>-4.475,00 €</text:p>
          </table:table-cell>
          <table:table-cell table:style-name="ce20"/>
          <table:table-cell table:style-name="ce52" office:value-type="string" calcext:value-type="string">
            <text:p>Diferència</text:p>
          </table:table-cell>
          <table:table-cell table:style-name="ce47" table:formula="of:=[.G19]+[.G20]" office:value-type="currency" office:currency="EUR" office:value="-16.0099999999984" calcext:value-type="currency">
            <text:p>-16,01 €</text:p>
          </table:table-cell>
          <table:table-cell table:style-name="ce9"/>
          <table:covered-table-cell table:number-columns-repeated="3" table:style-name="ce66"/>
          <table:table-cell table:style-name="ce161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3"/>
          <table:table-cell table:style-name="ce25" table:number-columns-repeated="5"/>
          <table:table-cell table:style-name="ce118"/>
          <table:table-cell table:style-name="ce33" table:number-columns-repeated="3"/>
          <table:table-cell table:style-name="ce162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 table:number-columns-repeated="2"/>
          <table:table-cell table:style-name="ce20" table:number-columns-repeated="3"/>
          <table:table-cell table:style-name="ce80" table:number-columns-repeated="2"/>
          <table:table-cell table:style-name="ce9"/>
          <table:table-cell table:style-name="ce10" table:number-columns-repeated="3"/>
          <table:table-cell table:style-name="ce163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 table:number-columns-repeated="2"/>
          <table:table-cell table:style-name="ce20" table:number-columns-repeated="3"/>
          <table:table-cell table:style-name="ce80"/>
          <table:table-cell table:style-name="ce114"/>
          <table:table-cell table:style-name="ce120"/>
          <table:table-cell table:style-name="ce129" table:number-columns-repeated="2"/>
          <table:table-cell table:style-name="ce140"/>
          <table:table-cell table:style-name="ce167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1"/>
          <table:table-cell table:style-name="ce27" table:number-columns-repeated="2"/>
          <table:table-cell table:style-name="ce70"/>
          <table:table-cell table:style-name="ce80"/>
          <table:table-cell table:style-name="ce114"/>
          <table:table-cell table:style-name="ce120"/>
          <table:table-cell table:style-name="ce129" table:number-columns-repeated="3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8" office:value-type="string" calcext:value-type="string">
            <text:p>Asssitents</text:p>
          </table:table-cell>
          <table:table-cell table:style-name="ce48"/>
          <table:table-cell table:style-name="ce71"/>
          <table:table-cell table:style-name="ce80"/>
          <table:table-cell table:style-name="ce114"/>
          <table:table-cell table:style-name="ce122" table:number-columns-repeated="3"/>
          <table:table-cell table:style-name="ce129"/>
          <table:table-cell table:style-name="ce168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Alumnes</text:p>
          </table:table-cell>
          <table:table-cell table:style-name="ce49" office:value-type="float" office:value="92" calcext:value-type="float">
            <text:p>92</text:p>
          </table:table-cell>
          <table:table-cell table:style-name="ce72"/>
          <table:table-cell table:style-name="ce143"/>
          <table:table-cell table:style-name="ce115"/>
          <table:table-cell table:style-name="ce141"/>
          <table:table-cell table:style-name="ce141" table:content-validation-name="val1"/>
          <table:table-cell table:style-name="ce138"/>
          <table:table-cell table:style-name="ce129"/>
          <table:table-cell table:style-name="ce169"/>
          <table:table-cell table:style-name="ce129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Cuiners</text:p>
          </table:table-cell>
          <table:table-cell table:style-name="ce49" office:value-type="float" office:value="8" calcext:value-type="float">
            <text:p>8</text:p>
          </table:table-cell>
          <table:table-cell table:style-name="ce72"/>
          <table:table-cell table:style-name="ce143"/>
          <table:table-cell table:style-name="ce115"/>
          <table:table-cell table:style-name="ce120"/>
          <table:table-cell table:style-name="ce129" table:number-columns-repeated="3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Professors</text:p>
          </table:table-cell>
          <table:table-cell table:style-name="ce49" office:value-type="float" office:value="24" calcext:value-type="float">
            <text:p>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69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30" office:value-type="string" calcext:value-type="string">
            <text:p>TOTALS SOM</text:p>
          </table:table-cell>
          <table:table-cell table:style-name="ce50" table:formula="of:=SUM([.D27:.D29])" office:value-type="float" office:value="124" calcext:value-type="float">
            <text:p>124</text:p>
          </table:table-cell>
          <table:table-cell table:style-name="ce72"/>
          <table:table-cell table:style-name="ce143" table:number-columns-repeated="2"/>
          <table:table-cell table:style-name="ce9"/>
          <table:table-cell table:style-name="ce10"/>
          <table:table-cell table:style-name="ce129" table:number-columns-repeated="2"/>
          <table:table-cell table:style-name="ce170"/>
          <table:table-cell table:style-name="ce175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0"/>
          <table:table-cell table:style-name="ce54"/>
          <table:table-cell table:style-name="ce72"/>
          <table:table-cell table:style-name="ce143" table:number-columns-repeated="2"/>
          <table:table-cell table:style-name="ce9"/>
          <table:table-cell table:style-name="ce10" table:number-columns-repeated="3"/>
          <table:table-cell table:style-name="ce145"/>
          <table:table-cell table:style-name="ce20"/>
          <table:table-cell table:style-name="ce10" table:number-columns-repeated="12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0"/>
          <table:table-cell table:style-name="ce54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31" office:value-type="string" calcext:value-type="string">
            <text:p>Capacitat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Autobus</text:p>
          </table:table-cell>
          <table:table-cell table:style-name="ce55" office:value-type="float" office:value="108" calcext:value-type="float">
            <text:p>108</text:p>
          </table:table-cell>
          <table:table-cell table:style-name="ce71"/>
          <table:table-cell table:style-name="ce80"/>
          <table:table-cell table:style-name="ce10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Cotxes, Furgonetes...</text:p>
          </table:table-cell>
          <table:table-cell table:style-name="ce55"/>
          <table:table-cell table:style-name="ce71"/>
          <table:table-cell table:style-name="ce80" table:number-columns-repeated="2"/>
          <table:table-cell table:style-name="ce9"/>
          <table:table-cell table:style-name="ce10" table:number-columns-repeated="17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· Furgo de 3 places <text:s text:c="21"/></text:p>
          </table:table-cell>
          <table:table-cell table:style-name="ce55" office:value-type="float" office:value="3" calcext:value-type="float">
            <text:p>3</text:p>
          </table:table-cell>
          <table:table-cell table:style-name="ce73"/>
          <table:table-cell table:style-name="ce17"/>
          <table:table-cell table:style-name="ce8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· Furgo de 5 places <text:s text:c="21"/></text:p>
          </table:table-cell>
          <table:table-cell table:style-name="ce56" office:value-type="float" office:value="5" calcext:value-type="float">
            <text:p>5</text:p>
          </table:table-cell>
          <table:table-cell table:style-name="ce74"/>
          <table:table-cell table:style-name="ce76"/>
          <table:table-cell table:style-name="ce80"/>
          <table:table-cell table:style-name="ce10" table:number-columns-repeated="4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29" office:value-type="string" calcext:value-type="string">
            <text:p>· Cotxes</text:p>
          </table:table-cell>
          <table:table-cell table:style-name="ce56" office:value-type="float" office:value="8" calcext:value-type="float">
            <text:p>8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2"/>
          <table:table-cell table:style-name="ce32" office:value-type="string" calcext:value-type="string">
            <text:p>Totals</text:p>
          </table:table-cell>
          <table:table-cell table:style-name="ce62" table:formula="of:=SUM([.D34:.D38])" office:value-type="float" office:value="124" calcext:value-type="float">
            <text:p>124</text:p>
          </table:table-cell>
          <table:table-cell table:style-name="ce71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9"/>
          <table:table-cell table:style-name="ce13"/>
          <table:table-cell table:style-name="ce33"/>
          <table:table-cell table:style-name="ce63"/>
          <table:table-cell table:style-name="ce75"/>
          <table:table-cell table:style-name="ce76"/>
          <table:table-cell table:style-name="ce10"/>
          <table:table-cell table:style-name="ce9"/>
          <table:table-cell table:style-name="ce10" table:number-columns-repeated="3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10" table:number-columns-repeated="3"/>
          <table:table-cell table:style-name="ce64"/>
          <table:table-cell table:style-name="ce76" table:number-columns-repeated="2"/>
          <table:table-cell table:style-name="ce10" table:number-columns-repeated="5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>
          <table:table-cell table:style-name="ce10" table:number-columns-repeated="2"/>
          <table:table-cell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 table:number-rows-repeated="2">
          <table:table-cell table:style-name="ce10" table:number-columns-repeated="3"/>
          <table:table-cell table:style-name="ce64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 table:number-rows-repeated="2">
          <table:table-cell table:style-name="ce10" table:number-columns-repeated="11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 table:number-rows-repeated="4">
          <table:table-cell table:style-name="ce10" table:number-columns-repeated="2"/>
          <table:table-cell table:style-name="ce20" table:number-columns-repeated="2"/>
          <table:table-cell table:style-name="ce10" table:number-columns-repeated="7"/>
          <table:table-cell table:style-name="ce145"/>
          <table:table-cell table:style-name="ce10" table:number-columns-repeated="13"/>
          <table:table-cell table:number-columns-repeated="1000"/>
        </table:table-row>
        <table:table-row table:style-name="ro4" table:number-rows-repeated="21">
          <table:table-cell table:style-name="ce10" table:number-columns-repeated="11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4" table:number-rows-repeated="8">
          <table:table-cell table:style-name="ce10" table:number-columns-repeated="8"/>
          <table:table-cell table:style-name="ce116" table:number-columns-repeated="3"/>
          <table:table-cell table:style-name="ce145"/>
          <table:table-cell table:style-name="ce116" table:number-columns-repeated="13"/>
          <table:table-cell table:number-columns-repeated="1000"/>
        </table:table-row>
        <table:table-row table:style-name="ro4" table:number-rows-repeated="4">
          <table:table-cell table:style-name="ce10" table:number-columns-repeated="8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4" table:number-rows-repeated="4">
          <table:table-cell table:style-name="ce10" table:number-columns-repeated="2"/>
          <table:table-cell table:style-name="ce116" table:number-columns-repeated="2"/>
          <table:table-cell table:style-name="ce10" table:number-columns-repeated="4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4" table:number-rows-repeated="887">
          <table:table-cell table:style-name="ce10" table:number-columns-repeated="2"/>
          <table:table-cell table:style-name="ce116" table:number-columns-repeated="5"/>
          <table:table-cell table:style-name="ce10"/>
          <table:table-cell table:style-name="ce116"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4" table:number-rows-repeated="8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3"/>
          <table:table-cell table:style-name="ce177"/>
          <table:table-cell table:style-name="ce116" table:number-columns-repeated="13"/>
          <table:table-cell table:number-columns-repeated="1000"/>
        </table:table-row>
        <table:table-row table:style-name="ro4" table:number-rows-repeated="4">
          <table:table-cell table:style-name="ce10" table:number-columns-repeated="2"/>
          <table:table-cell table:style-name="ce116"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4" table:number-rows-repeated="4">
          <table:table-cell table:style-name="ce10" table:number-columns-repeated="2"/>
          <table:table-cell table:number-columns-repeated="2"/>
          <table:table-cell table:style-name="ce116" table:number-columns-repeated="3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4" table:number-rows-repeated="3">
          <table:table-cell table:style-name="ce10" table:number-columns-repeated="2"/>
          <table:table-cell table:number-columns-repeated="5"/>
          <table:table-cell table:style-name="ce10"/>
          <table:table-cell table:number-columns-repeated="4"/>
          <table:table-cell table:style-name="ce116" table:number-columns-repeated="13"/>
          <table:table-cell table:number-columns-repeated="1000"/>
        </table:table-row>
        <table:table-row table:style-name="ro5" table:number-rows-repeated="1047566">
          <table:table-cell table:number-columns-repeated="1025"/>
        </table:table-row>
        <table:table-row table:style-name="ro9" table:number-rows-repeated="15">
          <table:table-cell table:number-columns-repeated="1025"/>
        </table:table-row>
        <table:table-row table:style-name="ro9">
          <table:table-cell table:number-columns-repeated="1025"/>
        </table:table-row>
      </table:table>
      <table:table table:name="Factures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197"/>
        <table:table-column table:style-name="co25" table:default-cell-style-name="ce197"/>
        <table:table-column table:style-name="co26" table:default-cell-style-name="ce197"/>
        <table:table-column table:style-name="co27" table:default-cell-style-name="ce197"/>
        <table:table-row table:style-name="ro10">
          <table:table-cell/>
          <table:table-cell table:style-name="ce178"/>
          <table:table-cell table:number-columns-repeated="3"/>
        </table:table-row>
        <table:table-row table:style-name="ro10">
          <table:table-cell/>
          <table:table-cell table:style-name="ce179"/>
          <table:table-cell table:number-columns-repeated="3"/>
        </table:table-row>
        <table:table-row table:style-name="ro10">
          <table:table-cell/>
          <table:table-cell table:style-name="ce211" office:value-type="string" calcext:value-type="string">
            <text:p>Data</text:p>
          </table:table-cell>
          <table:table-cell table:style-name="ce211" office:value-type="string" calcext:value-type="string">
            <text:p>Moviment</text:p>
          </table:table-cell>
          <table:table-cell table:style-name="ce211" office:value-type="string" calcext:value-type="string">
            <text:p>PARTIDA</text:p>
          </table:table-cell>
          <table:table-cell table:style-name="ce211" office:value-type="string" calcext:value-type="string">
            <text:p>Despesa</text:p>
          </table:table-cell>
        </table:table-row>
        <table:table-row table:style-name="ro10">
          <table:table-cell/>
          <table:table-cell table:style-name="ce184"/>
          <table:table-cell table:style-name="ce189"/>
          <table:table-cell table:style-name="ce201" table:content-validation-name="val2"/>
          <table:table-cell table:style-name="ce195"/>
        </table:table-row>
        <table:table-row table:style-name="ro10">
          <table:table-cell/>
          <table:table-cell table:style-name="ce214" office:value-type="string" calcext:value-type="string">
            <text:p>03/05/24</text:p>
          </table:table-cell>
          <table:table-cell table:style-name="ce189" office:value-type="string" calcext:value-type="string">
            <text:p>tretr</text:p>
          </table:table-cell>
          <table:table-cell table:style-name="ce201" table:content-validation-name="val2" office:value-type="string" calcext:value-type="string">
            <text:p>tre</text:p>
          </table:table-cell>
          <table:table-cell table:style-name="ce195" office:value-type="float" office:value="-5" calcext:value-type="float">
            <text:p>-5,00</text:p>
          </table:table-cell>
        </table:table-row>
        <table:table-row table:style-name="ro10">
          <table:table-cell/>
          <table:table-cell table:style-name="ce184" office:value-type="string" calcext:value-type="string">
            <text:p>gfds</text:p>
          </table:table-cell>
          <table:table-cell table:style-name="ce189" office:value-type="string" calcext:value-type="string">
            <text:p>fds</text:p>
          </table:table-cell>
          <table:table-cell table:style-name="ce201" table:content-validation-name="val2" office:value-type="string" calcext:value-type="string">
            <text:p>gfd</text:p>
          </table:table-cell>
          <table:table-cell table:style-name="ce195" office:value-type="float" office:value="23" calcext:value-type="float">
            <text:p>23,00</text:p>
          </table:table-cell>
        </table:table-row>
        <table:table-row table:style-name="ro10">
          <table:table-cell/>
          <table:table-cell table:style-name="ce184" office:value-type="string" calcext:value-type="string">
            <text:p>fdsa</text:p>
          </table:table-cell>
          <table:table-cell table:style-name="ce189" office:value-type="string" calcext:value-type="string">
            <text:p>fsda</text:p>
          </table:table-cell>
          <table:table-cell table:style-name="ce201" table:content-validation-name="val2" office:value-type="string" calcext:value-type="string">
            <text:p>dsa</text:p>
          </table:table-cell>
          <table:table-cell table:style-name="ce195" office:value-type="float" office:value="32" calcext:value-type="float">
            <text:p>32,00</text:p>
          </table:table-cell>
        </table:table-row>
        <table:table-row table:style-name="ro10">
          <table:table-cell/>
          <table:table-cell table:style-name="ce184" office:value-type="date" office:date-value="2023-07-30" calcext:value-type="date">
            <text:p>30/07/2023</text:p>
          </table:table-cell>
          <table:table-cell table:style-name="ce189" office:value-type="string" calcext:value-type="string">
            <text:p>Movimiento1</text:p>
          </table:table-cell>
          <table:table-cell table:style-name="ce201" table:content-validation-name="val2" office:value-type="string" calcext:value-type="string">
            <text:p>Lloguer Autobus </text:p>
          </table:table-cell>
          <table:table-cell table:style-name="ce195" office:value-type="float" office:value="-8800" calcext:value-type="float">
            <text:p>-8.800,00</text:p>
          </table:table-cell>
        </table:table-row>
        <table:table-row table:style-name="ro10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866.83" calcext:value-type="float">
            <text:p>-2.866,83</text:p>
          </table:table-cell>
        </table:table-row>
        <table:table-row table:style-name="ro11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3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2778.3" calcext:value-type="float">
            <text:p>-2.778,30</text:p>
          </table:table-cell>
        </table:table-row>
        <table:table-row table:style-name="ro10">
          <table:table-cell/>
          <table:table-cell table:style-name="ce184" office:value-type="date" office:date-value="2023-06-05" calcext:value-type="date">
            <text:p>05/06/2023</text:p>
          </table:table-cell>
          <table:table-cell table:style-name="ce189" office:value-type="string" calcext:value-type="string">
            <text:p>Movimiento4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2017" calcext:value-type="float">
            <text:p>-2.017,00</text:p>
          </table:table-cell>
        </table:table-row>
        <table:table-row table:style-name="ro10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973.05" calcext:value-type="float">
            <text:p>-1.973,05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1500" calcext:value-type="float">
            <text:p>-1.500,00</text:p>
          </table:table-cell>
        </table:table-row>
        <table:table-row table:style-name="ro11">
          <table:table-cell/>
          <table:table-cell table:style-name="ce184" office:value-type="date" office:date-value="2023-03-15" calcext:value-type="date">
            <text:p>15/03/2023</text:p>
          </table:table-cell>
          <table:table-cell table:style-name="ce189" office:value-type="string" calcext:value-type="string">
            <text:p>Movimiento7</text:p>
          </table:table-cell>
          <table:table-cell table:style-name="ce204" table:content-validation-name="val2" office:value-type="string" calcext:value-type="string">
            <text:p>Lloguer de les instal·lacions </text:p>
          </table:table-cell>
          <table:table-cell table:style-name="ce195" office:value-type="float" office:value="-1190.7" calcext:value-type="float">
            <text:p>-1.190,70</text:p>
          </table:table-cell>
        </table:table-row>
        <table:table-row table:style-name="ro10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858.85" calcext:value-type="float">
            <text:p>-858,85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9</text:p>
          </table:table-cell>
          <table:table-cell table:style-name="ce201" table:content-validation-name="val2" office:value-type="string" calcext:value-type="string">
            <text:p>Excursió</text:p>
          </table:table-cell>
          <table:table-cell table:style-name="ce195" office:value-type="float" office:value="-840" calcext:value-type="float">
            <text:p>-840,00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0</text:p>
          </table:table-cell>
          <table:table-cell table:style-name="ce172" table:content-validation-name="val2" office:value-type="string" calcext:value-type="string">
            <text:p>Manutenció</text:p>
          </table:table-cell>
          <table:table-cell table:style-name="ce207" office:value-type="float" office:value="-829.96" calcext:value-type="float">
            <text:p>-829,96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1</text:p>
          </table:table-cell>
          <table:table-cell table:style-name="ce205" table:content-validation-name="val2" office:value-type="string" calcext:value-type="string">
            <text:p>Manutenció</text:p>
          </table:table-cell>
          <table:table-cell table:style-name="ce207" office:value-type="float" office:value="-734.35" calcext:value-type="float">
            <text:p>-734,35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2</text:p>
          </table:table-cell>
          <table:table-cell table:style-name="ce201" table:content-validation-name="val2" office:value-type="string" calcext:value-type="string">
            <text:p>Samarretes i sudaderes </text:p>
          </table:table-cell>
          <table:table-cell table:style-name="ce195" office:value-type="float" office:value="-610" calcext:value-type="float">
            <text:p>-610,00</text:p>
          </table:table-cell>
        </table:table-row>
        <table:table-row table:style-name="ro10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60.36" calcext:value-type="float">
            <text:p>-560,36</text:p>
          </table:table-cell>
        </table:table-row>
        <table:table-row table:style-name="ro10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77.87" calcext:value-type="float">
            <text:p>-477,87</text:p>
          </table:table-cell>
        </table:table-row>
        <table:table-row table:style-name="ro10">
          <table:table-cell/>
          <table:table-cell table:style-name="ce184" office:value-type="date" office:date-value="2023-08-16" calcext:value-type="date">
            <text:p>16/08/2023</text:p>
          </table:table-cell>
          <table:table-cell table:style-name="ce189" office:value-type="string" calcext:value-type="string">
            <text:p>Movimiento1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90" calcext:value-type="float">
            <text:p>-390,00</text:p>
          </table:table-cell>
        </table:table-row>
        <table:table-row table:style-name="ro10">
          <table:table-cell/>
          <table:table-cell table:style-name="ce184" office:value-type="date" office:date-value="2023-08-01" calcext:value-type="date">
            <text:p>01/08/2023</text:p>
          </table:table-cell>
          <table:table-cell table:style-name="ce189" office:value-type="string" calcext:value-type="string">
            <text:p>Movimiento16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245.99" calcext:value-type="float">
            <text:p>-245,99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17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28.78" calcext:value-type="float">
            <text:p>-228,78</text:p>
          </table:table-cell>
        </table:table-row>
        <table:table-row table:style-name="ro10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88.18" calcext:value-type="float">
            <text:p>-188,18</text:p>
          </table:table-cell>
        </table:table-row>
        <table:table-row table:style-name="ro10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19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160" calcext:value-type="float">
            <text:p>-160,00</text:p>
          </table:table-cell>
        </table:table-row>
        <table:table-row table:style-name="ro10">
          <table:table-cell/>
          <table:table-cell table:style-name="ce184" office:value-type="date" office:date-value="2023-08-07" calcext:value-type="date">
            <text:p>07/08/2023</text:p>
          </table:table-cell>
          <table:table-cell table:style-name="ce189" office:value-type="string" calcext:value-type="string">
            <text:p>Movimiento2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0.66" calcext:value-type="float">
            <text:p>-140,66</text:p>
          </table:table-cell>
        </table:table-row>
        <table:table-row table:style-name="ro10">
          <table:table-cell/>
          <table:table-cell table:style-name="ce184" office:value-type="date" office:date-value="2023-08-15" calcext:value-type="date">
            <text:p>15/08/2023</text:p>
          </table:table-cell>
          <table:table-cell table:style-name="ce189" office:value-type="string" calcext:value-type="string">
            <text:p>Movimiento21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40.17" calcext:value-type="float">
            <text:p>-140,17</text:p>
          </table:table-cell>
        </table:table-row>
        <table:table-row table:style-name="ro10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2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6.49" calcext:value-type="float">
            <text:p>-126,49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23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93.43" calcext:value-type="float">
            <text:p>-93,43</text:p>
          </table:table-cell>
        </table:table-row>
        <table:table-row table:style-name="ro10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2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92.55" calcext:value-type="float">
            <text:p>-92,55</text:p>
          </table:table-cell>
        </table:table-row>
        <table:table-row table:style-name="ro10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25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89.15" calcext:value-type="float">
            <text:p>-89,15</text:p>
          </table:table-cell>
        </table:table-row>
        <table:table-row table:style-name="ro10">
          <table:table-cell/>
          <table:table-cell table:style-name="ce184" office:value-type="date" office:date-value="2023-07-12" calcext:value-type="date">
            <text:p>12/07/2023</text:p>
          </table:table-cell>
          <table:table-cell table:style-name="ce189" office:value-type="string" calcext:value-type="string">
            <text:p>Movimiento2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8.5" calcext:value-type="float">
            <text:p>-88,50</text:p>
          </table:table-cell>
        </table:table-row>
        <table:table-row table:style-name="ro10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7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9.29" calcext:value-type="float">
            <text:p>-79,29</text:p>
          </table:table-cell>
        </table:table-row>
        <table:table-row table:style-name="ro10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8.58" calcext:value-type="float">
            <text:p>-78,58</text:p>
          </table:table-cell>
        </table:table-row>
        <table:table-row table:style-name="ro10">
          <table:table-cell/>
          <table:table-cell table:style-name="ce184" office:value-type="date" office:date-value="2023-07-31" calcext:value-type="date">
            <text:p>31/07/2023</text:p>
          </table:table-cell>
          <table:table-cell table:style-name="ce189" office:value-type="string" calcext:value-type="string">
            <text:p>Movimiento2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76.72" calcext:value-type="float">
            <text:p>-76,72</text:p>
          </table:table-cell>
        </table:table-row>
        <table:table-row table:style-name="ro10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3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0.7" calcext:value-type="float">
            <text:p>-70,70</text:p>
          </table:table-cell>
        </table:table-row>
        <table:table-row table:style-name="ro10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65.06" calcext:value-type="float">
            <text:p>-65,06</text:p>
          </table:table-cell>
        </table:table-row>
        <table:table-row table:style-name="ro10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3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97" calcext:value-type="float">
            <text:p>-63,97</text:p>
          </table:table-cell>
        </table:table-row>
        <table:table-row table:style-name="ro10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3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3.05" calcext:value-type="float">
            <text:p>-63,05</text:p>
          </table:table-cell>
        </table:table-row>
        <table:table-row table:style-name="ro10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3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7.61" calcext:value-type="float">
            <text:p>-57,61</text:p>
          </table:table-cell>
        </table:table-row>
        <table:table-row table:style-name="ro10">
          <table:table-cell/>
          <table:table-cell table:style-name="ce184" office:value-type="date" office:date-value="2023-08-10" calcext:value-type="date">
            <text:p>10/08/2023</text:p>
          </table:table-cell>
          <table:table-cell table:style-name="ce189" office:value-type="string" calcext:value-type="string">
            <text:p>Movimiento3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0" calcext:value-type="float">
            <text:p>-50,00</text:p>
          </table:table-cell>
        </table:table-row>
        <table:table-row table:style-name="ro10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3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8.77" calcext:value-type="float">
            <text:p>-48,77</text:p>
          </table:table-cell>
        </table:table-row>
        <table:table-row table:style-name="ro10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3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4.35" calcext:value-type="float">
            <text:p>-44,35</text:p>
          </table:table-cell>
        </table:table-row>
        <table:table-row table:style-name="ro10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8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40.06" calcext:value-type="float">
            <text:p>-40,06</text:p>
          </table:table-cell>
        </table:table-row>
        <table:table-row table:style-name="ro10">
          <table:table-cell/>
          <table:table-cell table:style-name="ce184" office:value-type="date" office:date-value="2023-07-05" calcext:value-type="date">
            <text:p>05/07/2023</text:p>
          </table:table-cell>
          <table:table-cell table:style-name="ce189" office:value-type="string" calcext:value-type="string">
            <text:p>Movimiento3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40" calcext:value-type="float">
            <text:p>-40,00</text:p>
          </table:table-cell>
        </table:table-row>
        <table:table-row table:style-name="ro10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4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9.34" calcext:value-type="float">
            <text:p>-39,34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4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7" calcext:value-type="float">
            <text:p>-37,70</text:p>
          </table:table-cell>
        </table:table-row>
        <table:table-row table:style-name="ro10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4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7.2" calcext:value-type="float">
            <text:p>-37,20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43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6.54" calcext:value-type="float">
            <text:p>-36,54</text:p>
          </table:table-cell>
        </table:table-row>
        <table:table-row table:style-name="ro10">
          <table:table-cell/>
          <table:table-cell table:style-name="ce184" office:value-type="date" office:date-value="2023-07-10" calcext:value-type="date">
            <text:p>10/07/2023</text:p>
          </table:table-cell>
          <table:table-cell table:style-name="ce189" office:value-type="string" calcext:value-type="string">
            <text:p>Movimiento44</text:p>
          </table:table-cell>
          <table:table-cell table:style-name="ce202" table:content-validation-name="val2" office:value-type="string" calcext:value-type="string">
            <text:p>Imprevistos I sopar</text:p>
          </table:table-cell>
          <table:table-cell table:style-name="ce195" office:value-type="float" office:value="-36" calcext:value-type="float">
            <text:p>-36,00</text:p>
          </table:table-cell>
        </table:table-row>
        <table:table-row table:style-name="ro10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3.7" calcext:value-type="float">
            <text:p>-33,70</text:p>
          </table:table-cell>
        </table:table-row>
        <table:table-row table:style-name="ro10">
          <table:table-cell/>
          <table:table-cell table:style-name="ce184" office:value-type="date" office:date-value="2023-07-19" calcext:value-type="date">
            <text:p>19/07/2023</text:p>
          </table:table-cell>
          <table:table-cell table:style-name="ce189" office:value-type="string" calcext:value-type="string">
            <text:p>Movimiento4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31.9" calcext:value-type="float">
            <text:p>-31,90</text:p>
          </table:table-cell>
        </table:table-row>
        <table:table-row table:style-name="ro10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7" calcext:value-type="float">
            <text:p>-27,00</text:p>
          </table:table-cell>
        </table:table-row>
        <table:table-row table:style-name="ro10">
          <table:table-cell/>
          <table:table-cell table:style-name="ce184" office:value-type="date" office:date-value="2023-07-03" calcext:value-type="date">
            <text:p>03/07/2023</text:p>
          </table:table-cell>
          <table:table-cell table:style-name="ce189" office:value-type="string" calcext:value-type="string">
            <text:p>Movimiento48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25" calcext:value-type="float">
            <text:p>-25,00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49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2.8" calcext:value-type="float">
            <text:p>-22,80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1.56" calcext:value-type="float">
            <text:p>-21,56</text:p>
          </table:table-cell>
        </table:table-row>
        <table:table-row table:style-name="ro10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51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20.65" calcext:value-type="float">
            <text:p>-20,65</text:p>
          </table:table-cell>
        </table:table-row>
        <table:table-row table:style-name="ro10">
          <table:table-cell/>
          <table:table-cell table:style-name="ce184" office:value-type="date" office:date-value="2023-07-11" calcext:value-type="date">
            <text:p>11/07/2023</text:p>
          </table:table-cell>
          <table:table-cell table:style-name="ce189" office:value-type="string" calcext:value-type="string">
            <text:p>Movimiento5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35" calcext:value-type="float">
            <text:p>-20,35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5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0.2" calcext:value-type="float">
            <text:p>-20,20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9.2" calcext:value-type="float">
            <text:p>-19,20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55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7.6" calcext:value-type="float">
            <text:p>-17,60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5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8" calcext:value-type="float">
            <text:p>-16,80</text:p>
          </table:table-cell>
        </table:table-row>
        <table:table-row table:style-name="ro10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5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6" calcext:value-type="float">
            <text:p>-16,60</text:p>
          </table:table-cell>
        </table:table-row>
        <table:table-row table:style-name="ro10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58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6.4" calcext:value-type="float">
            <text:p>-16,40</text:p>
          </table:table-cell>
        </table:table-row>
        <table:table-row table:style-name="ro10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5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6.39" calcext:value-type="float">
            <text:p>-16,39</text:p>
          </table:table-cell>
        </table:table-row>
        <table:table-row table:style-name="ro10">
          <table:table-cell/>
          <table:table-cell table:style-name="ce184" office:value-type="date" office:date-value="2023-07-14" calcext:value-type="date">
            <text:p>14/07/2023</text:p>
          </table:table-cell>
          <table:table-cell table:style-name="ce189" office:value-type="string" calcext:value-type="string">
            <text:p>Movimiento6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4.15" calcext:value-type="float">
            <text:p>-14,15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.6" calcext:value-type="float">
            <text:p>-13,60</text:p>
          </table:table-cell>
        </table:table-row>
        <table:table-row table:style-name="ro10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6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3.5" calcext:value-type="float">
            <text:p>-13,50</text:p>
          </table:table-cell>
        </table:table-row>
        <table:table-row table:style-name="ro10">
          <table:table-cell/>
          <table:table-cell table:style-name="ce184" office:value-type="date" office:date-value="2023-06-29" calcext:value-type="date">
            <text:p>29/06/2023</text:p>
          </table:table-cell>
          <table:table-cell table:style-name="ce189" office:value-type="string" calcext:value-type="string">
            <text:p>Movimiento6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3" calcext:value-type="float">
            <text:p>-13,00</text:p>
          </table:table-cell>
        </table:table-row>
        <table:table-row table:style-name="ro10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64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91" calcext:value-type="float">
            <text:p>-12,91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6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2.35" calcext:value-type="float">
            <text:p>-12,35</text:p>
          </table:table-cell>
        </table:table-row>
        <table:table-row table:style-name="ro10">
          <table:table-cell/>
          <table:table-cell table:style-name="ce184" office:value-type="date" office:date-value="2023-08-03" calcext:value-type="date">
            <text:p>03/08/2023</text:p>
          </table:table-cell>
          <table:table-cell table:style-name="ce189" office:value-type="string" calcext:value-type="string">
            <text:p>Movimiento66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12.19" calcext:value-type="float">
            <text:p>-12,19</text:p>
          </table:table-cell>
        </table:table-row>
        <table:table-row table:style-name="ro10">
          <table:table-cell/>
          <table:table-cell table:style-name="ce184" office:value-type="date" office:date-value="2023-07-18" calcext:value-type="date">
            <text:p>18/07/2023</text:p>
          </table:table-cell>
          <table:table-cell table:style-name="ce189" office:value-type="string" calcext:value-type="string">
            <text:p>Movimiento6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9" calcext:value-type="float">
            <text:p>-11,90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1.55" calcext:value-type="float">
            <text:p>-11,55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69</text:p>
          </table:table-cell>
          <table:table-cell table:style-name="ce201" table:content-validation-name="val2" office:value-type="string" calcext:value-type="string">
            <text:p>Lloguer Furgona cotxe gasoil </text:p>
          </table:table-cell>
          <table:table-cell table:style-name="ce195" office:value-type="float" office:value="-11.5" calcext:value-type="float">
            <text:p>-11,50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0.6" calcext:value-type="float">
            <text:p>-10,60</text:p>
          </table:table-cell>
        </table:table-row>
        <table:table-row table:style-name="ro10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7" calcext:value-type="float">
            <text:p>-9,70</text:p>
          </table:table-cell>
        </table:table-row>
        <table:table-row table:style-name="ro10">
          <table:table-cell/>
          <table:table-cell table:style-name="ce184" office:value-type="date" office:date-value="2023-07-13" calcext:value-type="date">
            <text:p>13/07/2023</text:p>
          </table:table-cell>
          <table:table-cell table:style-name="ce189" office:value-type="string" calcext:value-type="string">
            <text:p>Movimiento7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2" calcext:value-type="float">
            <text:p>-9,20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9.1" calcext:value-type="float">
            <text:p>-9,10</text:p>
          </table:table-cell>
        </table:table-row>
        <table:table-row table:style-name="ro10">
          <table:table-cell/>
          <table:table-cell table:style-name="ce184" office:value-type="date" office:date-value="2023-07-27" calcext:value-type="date">
            <text:p>27/07/2023</text:p>
          </table:table-cell>
          <table:table-cell table:style-name="ce189" office:value-type="string" calcext:value-type="string">
            <text:p>Movimiento7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99" calcext:value-type="float">
            <text:p>-8,99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75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8.95" calcext:value-type="float">
            <text:p>-8,95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7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2" calcext:value-type="float">
            <text:p>-8,20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7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8.1" calcext:value-type="float">
            <text:p>-8,10</text:p>
          </table:table-cell>
        </table:table-row>
        <table:table-row table:style-name="ro10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8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9" calcext:value-type="float">
            <text:p>-7,90</text:p>
          </table:table-cell>
        </table:table-row>
        <table:table-row table:style-name="ro10">
          <table:table-cell/>
          <table:table-cell table:style-name="ce184" office:value-type="date" office:date-value="2023-08-12" calcext:value-type="date">
            <text:p>12/08/2023</text:p>
          </table:table-cell>
          <table:table-cell table:style-name="ce189" office:value-type="string" calcext:value-type="string">
            <text:p>Movimiento79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8" calcext:value-type="float">
            <text:p>-7,48</text:p>
          </table:table-cell>
        </table:table-row>
        <table:table-row table:style-name="ro10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80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7.47" calcext:value-type="float">
            <text:p>-7,47</text:p>
          </table:table-cell>
        </table:table-row>
        <table:table-row table:style-name="ro10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81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7.2" calcext:value-type="float">
            <text:p>-7,20</text:p>
          </table:table-cell>
        </table:table-row>
        <table:table-row table:style-name="ro10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8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99" calcext:value-type="float">
            <text:p>-6,99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8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9" calcext:value-type="float">
            <text:p>-6,90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8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.8" calcext:value-type="float">
            <text:p>-6,80</text:p>
          </table:table-cell>
        </table:table-row>
        <table:table-row table:style-name="ro10">
          <table:table-cell/>
          <table:table-cell table:style-name="ce184" office:value-type="date" office:date-value="2023-07-06" calcext:value-type="date">
            <text:p>06/07/2023</text:p>
          </table:table-cell>
          <table:table-cell table:style-name="ce189" office:value-type="string" calcext:value-type="string">
            <text:p>Movimiento8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6.22" calcext:value-type="float">
            <text:p>-6,22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8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8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6" calcext:value-type="float">
            <text:p>-6,00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9" calcext:value-type="float">
            <text:p>-5,90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89</text:p>
          </table:table-cell>
          <table:table-cell table:style-name="ce48" table:content-validation-name="val2" office:value-type="string" calcext:value-type="string">
            <text:p>Marxa</text:p>
          </table:table-cell>
          <table:table-cell table:style-name="ce195" office:value-type="float" office:value="-5.4" calcext:value-type="float">
            <text:p>-5,40</text:p>
          </table:table-cell>
        </table:table-row>
        <table:table-row table:style-name="ro10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35" calcext:value-type="float">
            <text:p>-5,35</text:p>
          </table:table-cell>
        </table:table-row>
        <table:table-row table:style-name="ro10">
          <table:table-cell/>
          <table:table-cell table:style-name="ce184" office:value-type="date" office:date-value="2023-08-08" calcext:value-type="date">
            <text:p>08/08/2023</text:p>
          </table:table-cell>
          <table:table-cell table:style-name="ce189" office:value-type="string" calcext:value-type="string">
            <text:p>Movimiento9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5.31" calcext:value-type="float">
            <text:p>-5,31</text:p>
          </table:table-cell>
        </table:table-row>
        <table:table-row table:style-name="ro10">
          <table:table-cell/>
          <table:table-cell table:style-name="ce184" office:value-type="date" office:date-value="2023-08-02" calcext:value-type="date">
            <text:p>02/08/2023</text:p>
          </table:table-cell>
          <table:table-cell table:style-name="ce189" office:value-type="string" calcext:value-type="string">
            <text:p>Movimiento92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5.3" calcext:value-type="float">
            <text:p>-5,30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9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5.2" calcext:value-type="float">
            <text:p>-5,20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4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5" calcext:value-type="float">
            <text:p>-4,55</text:p>
          </table:table-cell>
        </table:table-row>
        <table:table-row table:style-name="ro10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9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4.5" calcext:value-type="float">
            <text:p>-4,50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96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4" calcext:value-type="float">
            <text:p>-4,00</text:p>
          </table:table-cell>
        </table:table-row>
        <table:table-row table:style-name="ro10">
          <table:table-cell/>
          <table:table-cell table:style-name="ce184" office:value-type="date" office:date-value="2023-07-28" calcext:value-type="date">
            <text:p>28/07/2023</text:p>
          </table:table-cell>
          <table:table-cell table:style-name="ce189" office:value-type="string" calcext:value-type="string">
            <text:p>Movimiento9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8" calcext:value-type="float">
            <text:p>-3,80</text:p>
          </table:table-cell>
        </table:table-row>
        <table:table-row table:style-name="ro10">
          <table:table-cell/>
          <table:table-cell table:style-name="ce184" office:value-type="date" office:date-value="2023-07-07" calcext:value-type="date">
            <text:p>07/07/2023</text:p>
          </table:table-cell>
          <table:table-cell table:style-name="ce189" office:value-type="string" calcext:value-type="string">
            <text:p>Movimiento98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10">
          <table:table-cell/>
          <table:table-cell table:style-name="ce184" office:value-type="date" office:date-value="2023-07-24" calcext:value-type="date">
            <text:p>24/07/2023</text:p>
          </table:table-cell>
          <table:table-cell table:style-name="ce189" office:value-type="string" calcext:value-type="string">
            <text:p>Movimiento99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.6" calcext:value-type="float">
            <text:p>-3,60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0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3" calcext:value-type="float">
            <text:p>-3,00</text:p>
          </table:table-cell>
        </table:table-row>
        <table:table-row table:style-name="ro10">
          <table:table-cell/>
          <table:table-cell table:style-name="ce184" office:value-type="date" office:date-value="2023-08-14" calcext:value-type="date">
            <text:p>14/08/2023</text:p>
          </table:table-cell>
          <table:table-cell table:style-name="ce189" office:value-type="string" calcext:value-type="string">
            <text:p>Movimiento101</text:p>
          </table:table-cell>
          <table:table-cell table:style-name="ce202" table:content-validation-name="val2" office:value-type="string" calcext:value-type="string">
            <text:p>Farmàcia</text:p>
          </table:table-cell>
          <table:table-cell table:style-name="ce195" office:value-type="float" office:value="-2.9" calcext:value-type="float">
            <text:p>-2,90</text:p>
          </table:table-cell>
        </table:table-row>
        <table:table-row table:style-name="ro10">
          <table:table-cell/>
          <table:table-cell table:style-name="ce184" office:value-type="date" office:date-value="2023-07-04" calcext:value-type="date">
            <text:p>04/07/2023</text:p>
          </table:table-cell>
          <table:table-cell table:style-name="ce189" office:value-type="string" calcext:value-type="string">
            <text:p>Movimiento102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8" calcext:value-type="float">
            <text:p>-2,80</text:p>
          </table:table-cell>
        </table:table-row>
        <table:table-row table:style-name="ro10">
          <table:table-cell/>
          <table:table-cell table:style-name="ce184" office:value-type="date" office:date-value="2023-07-20" calcext:value-type="date">
            <text:p>20/07/2023</text:p>
          </table:table-cell>
          <table:table-cell table:style-name="ce189" office:value-type="string" calcext:value-type="string">
            <text:p>Movimiento103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2.4" calcext:value-type="float">
            <text:p>-2,40</text:p>
          </table:table-cell>
        </table:table-row>
        <table:table-row table:style-name="ro10">
          <table:table-cell/>
          <table:table-cell table:style-name="ce184" office:value-type="date" office:date-value="2023-07-25" calcext:value-type="date">
            <text:p>25/07/2023</text:p>
          </table:table-cell>
          <table:table-cell table:style-name="ce189" office:value-type="string" calcext:value-type="string">
            <text:p>Movimiento104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95" calcext:value-type="float">
            <text:p>-1,95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5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72" calcext:value-type="float">
            <text:p>-1,72</text:p>
          </table:table-cell>
        </table:table-row>
        <table:table-row table:style-name="ro10">
          <table:table-cell/>
          <table:table-cell table:style-name="ce184" office:value-type="date" office:date-value="2023-07-29" calcext:value-type="date">
            <text:p>29/07/2023</text:p>
          </table:table-cell>
          <table:table-cell table:style-name="ce189" office:value-type="string" calcext:value-type="string">
            <text:p>Movimiento106</text:p>
          </table:table-cell>
          <table:table-cell table:style-name="ce202" table:content-validation-name="val2" office:value-type="string" calcext:value-type="string">
            <text:p>Manutenció</text:p>
          </table:table-cell>
          <table:table-cell table:style-name="ce195" office:value-type="float" office:value="-1.65" calcext:value-type="float">
            <text:p>-1,65</text:p>
          </table:table-cell>
        </table:table-row>
        <table:table-row table:style-name="ro10">
          <table:table-cell/>
          <table:table-cell table:style-name="ce184" office:value-type="date" office:date-value="2023-07-26" calcext:value-type="date">
            <text:p>26/07/2023</text:p>
          </table:table-cell>
          <table:table-cell table:style-name="ce189" office:value-type="string" calcext:value-type="string">
            <text:p>Movimiento107</text:p>
          </table:table-cell>
          <table:table-cell table:style-name="ce202" table:content-validation-name="val2" office:value-type="string" calcext:value-type="string">
            <text:p>Activitats I material comú</text:p>
          </table:table-cell>
          <table:table-cell table:style-name="ce195" office:value-type="float" office:value="-1.2" calcext:value-type="float">
            <text:p>-1,20</text:p>
          </table:table-cell>
        </table:table-row>
        <table:table-row table:style-name="ro10" table:number-rows-repeated="7">
          <table:table-cell/>
          <table:table-cell table:style-name="ce187"/>
          <table:table-cell table:style-name="ce200" table:number-columns-repeated="2"/>
          <table:table-cell table:style-name="ce208"/>
        </table:table-row>
        <table:table-row table:style-name="ro10" table:number-rows-repeated="1048444">
          <table:table-cell table:number-columns-repeated="5"/>
        </table:table-row>
        <table:table-row table:style-name="ro6" table:number-rows-repeated="10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Hoja3" table:style-name="ta2">
        <table:table-column table:style-name="co17" table:number-columns-repeated="11" table:default-cell-style-name="Default"/>
        <table:table-column table:style-name="co23" table:default-cell-style-name="Default"/>
        <table:table-column table:style-name="co24" table:default-cell-style-name="Default"/>
        <table:table-row table:style-name="ro6" table:number-rows-repeated="12">
          <table:table-cell table:number-columns-repeated="13"/>
        </table:table-row>
        <table:table-row table:style-name="ro6">
          <table:table-cell table:number-columns-repeated="4"/>
          <table:table-cell office:value-type="string" calcext:value-type="string">
            <text:p>Estudiant</text:p>
          </table:table-cell>
          <table:table-cell office:value-type="string" calcext:value-type="string">
            <text:p>Nota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nna</text:p>
          </table:table-cell>
          <table:table-cell office:value-type="string" calcext:value-type="string">
            <text:p>NT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Alfred <text:s text:c="3"/>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Carlo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David</text:p>
          </table:table-cell>
          <table:table-cell office:value-type="string" calcext:value-type="string">
            <text:p>BE</text:p>
          </table:table-cell>
          <table:table-cell table:number-columns-repeated="7"/>
        </table:table-row>
        <table:table-row table:style-name="ro6">
          <table:table-cell table:number-columns-repeated="4"/>
          <table:table-cell office:value-type="string" calcext:value-type="string">
            <text:p>Javi</text:p>
          </table:table-cell>
          <table:table-cell office:value-type="string" calcext:value-type="string">
            <text:p>SF</text:p>
          </table:table-cell>
          <table:table-cell table:number-columns-repeated="7"/>
        </table:table-row>
        <table:table-row table:style-name="ro6" table:number-rows-repeated="3">
          <table:table-cell table:number-columns-repeated="13"/>
        </table:table-row>
        <table:table-row table:style-name="ro6">
          <table:table-cell table:number-columns-repeated="4"/>
          <table:table-cell table:style-name="ce228" table:formula="of:=VLOOKUP(&quot;Carlota&quot;; [.E13:.F18]; 2; TRUE())" office:value-type="string" office:string-value="SF" calcext:value-type="string">
            <text:p>SF</text:p>
          </table:table-cell>
          <table:table-cell table:number-columns-repeated="8"/>
        </table:table-row>
        <table:table-row table:style-name="ro6" table:number-rows-repeated="7">
          <table:table-cell table:number-columns-repeated="13"/>
        </table:table-row>
        <table:table-row table:style-name="ro7">
          <table:table-cell table:number-columns-repeated="12"/>
          <table:table-cell table:style-name="ce78" office:value-type="string" calcext:value-type="string">
            <text:p>Gasto real</text:p>
          </table:table-cell>
        </table:table-row>
        <table:table-row table:style-name="ro7">
          <table:table-cell table:number-columns-repeated="11"/>
          <table:table-cell table:style-name="ce42" office:value-type="string" calcext:value-type="string">
            <text:p>Lloguer de les instal·lacions </text:p>
          </table:table-cell>
          <table:table-cell table:style-name="ce125" table:formula="of:=SUMIF(#¡ref!.[.$D$1:.$D$285];[.L31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2" office:value-type="string" calcext:value-type="string">
            <text:p>Lloguer Furgona cotxe gasoil </text:p>
          </table:table-cell>
          <table:table-cell table:style-name="ce125" table:formula="of:=SUMIF(#¡ref!.[.$D$1:.$D$285];[.L32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2" office:value-type="string" calcext:value-type="string">
            <text:p>Lloguer Autobus </text:p>
          </table:table-cell>
          <table:table-cell table:style-name="ce125" table:formula="of:=SUMIF(#¡ref!.[.$D$1:.$D$285];[.L33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2" office:value-type="string" calcext:value-type="string">
            <text:p>Samarretes i sudaderes </text:p>
          </table:table-cell>
          <table:table-cell table:style-name="ce125" table:formula="of:=SUMIF(#¡ref!.[.$D$1:.$D$285];[.L34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2" office:value-type="string" calcext:value-type="string">
            <text:p>Excursió</text:p>
          </table:table-cell>
          <table:table-cell table:style-name="ce125" table:formula="of:=SUMIF(#¡ref!.[.$D$1:.$D$285];[.L35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2" office:value-type="string" calcext:value-type="string">
            <text:p>Activitats I material comú</text:p>
          </table:table-cell>
          <table:table-cell table:style-name="ce125" table:formula="of:=SUMIF(#¡ref!.[.$D$1:.$D$285];[.L36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2" office:value-type="string" calcext:value-type="string">
            <text:p>Manutenció</text:p>
          </table:table-cell>
          <table:table-cell table:style-name="ce125" table:formula="of:=SUMIF(#¡ref!.[.$D$1:.$D$285];[.L37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2" office:value-type="string" calcext:value-type="string">
            <text:p>Farmàcia</text:p>
          </table:table-cell>
          <table:table-cell table:style-name="ce125" table:formula="of:=SUMIF(#¡ref!.[.$D$1:.$D$285];[.L38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2" office:value-type="string" calcext:value-type="string">
            <text:p>Marxa</text:p>
          </table:table-cell>
          <table:table-cell table:style-name="ce125" table:formula="of:=SUMIF(#¡ref!.[.$D$1:.$D$285];[.L39];#¡ref!.[.$E$1:.$E$288])" office:value-type="string" office:string-value="" calcext:value-type="error">
            <text:p>Err:501</text:p>
          </table:table-cell>
        </table:table-row>
        <table:table-row table:style-name="ro7">
          <table:table-cell table:number-columns-repeated="11"/>
          <table:table-cell table:style-name="ce42" office:value-type="string" calcext:value-type="string">
            <text:p>Imprevistos I sopar</text:p>
          </table:table-cell>
          <table:table-cell table:style-name="ce125" table:formula="of:=SUMIF(#¡ref!.[.$D$1:.$D$285];[.L40];#¡ref!.[.$E$1:.$E$288])" office:value-type="string" office:string-value="" calcext:value-type="error">
            <text:p>Err:501</text:p>
          </table:table-cell>
        </table:table-row>
        <table:table-row table:style-name="ro8">
          <table:table-cell table:number-columns-repeated="11"/>
          <table:table-cell table:style-name="ce148"/>
          <table:table-cell table:style-name="ce171"/>
        </table:table-row>
        <table:table-row table:style-name="ro6">
          <table:table-cell table:number-columns-repeated="11"/>
          <table:table-cell table:style-name="ce149" office:value-type="string" calcext:value-type="string" table:number-columns-spanned="1" table:number-rows-spanned="2">
            <text:p>DESPESES FINALS</text:p>
          </table:table-cell>
          <table:table-cell table:style-name="ce164" table:formula="of:=SUM([.M31:.M40])" office:value-type="string" office:string-value="" calcext:value-type="error" table:number-columns-spanned="1" table:number-rows-spanned="2">
            <text:p>Err:501</text:p>
          </table:table-cell>
        </table:table-row>
        <table:table-row table:style-name="ro6">
          <table:table-cell table:number-columns-repeated="11"/>
          <table:covered-table-cell table:number-columns-repeated="2" table:style-name="ce85"/>
        </table:table-row>
      </table:table>
      <table:table table:name="Hoja4" table:style-name="ta2">
        <table:table-column table:style-name="co17" table:default-cell-style-name="Default"/>
        <table:table-row table:style-name="ro6">
          <table:table-cell office:value-type="string" calcext:value-type="string">
            <text:p>Alfredo</text:p>
          </table:table-cell>
        </table:table-row>
      </table:table>
      <table:named-expressions/>
      <table:database-ranges>
        <table:database-range table:name="Table_1" table:target-range-address="PRESSUPOST.I6:PRESSUPOST.L14"/>
        <table:database-range table:name="Table_2" table:target-range-address="PRESSUPOST.I15:PRESSUPOST.L21" table:contains-header="false"/>
        <table:database-range table:name="Table_3" table:target-range-address="PRESSUPOST.I22:PRESSUPOST.L26" table:contains-header="false"/>
        <table:database-range table:name="__Anonymous_Sheet_DB__1" table:target-range-address="Factures.B3:Factures.E11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a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currency-style style:name="N117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$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0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50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3f3f3"/>
      <style:text-properties fo:color="#63d297"/>
    </style:style>
    <style:style style:name="ConditionalStyle_5f_2" style:display-name="ConditionalStyle_2" style:family="table-cell" style:parent-style-name="Default">
      <style:table-cell-properties fo:background-color="#666666"/>
      <style:text-properties fo:color="#ea99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6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 style:data-style-name="N2" text:time-value="12:41:15.8775821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ESSUPOST" style:display-name="PageStyle_PRESSUP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ES_5f_MONITORS" style:display-name="PageStyle_DADES_MONI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meta:editing-duration>PT5H4M42S</meta:editing-duration>
    <meta:editing-cycles>15</meta:editing-cycles>
    <meta:creation-date>2024-05-06T09:22:37.025983957</meta:creation-date>
    <dc:date>2024-05-07T12:57:24.640494373</dc:date>
    <meta:document-statistic meta:table-count="4" meta:cell-count="581" meta:object-count="1"/>
  </office:meta>
</office:document-meta>
</file>

<file path=Basic/Standard/Afegir_entrada_factures.xml><?xml version="1.0" encoding="utf-8"?>
<!DOCTYPE module  PUBLIC '-//OpenOffice.org//DTD OfficeDocument 1.0//EN'  'module.dtd'>
<script:module xmlns:script="http://openoffice.org/2000/script" script:name="Afegir_entrada_factures" script:language="StarBasic" script:moduleType="normal">REM  *****  BASIC  *****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spatcher.executeDispatch(document, ".uno:InsertRowsBefore", "", 0, Array())

rem ----------------------------------------------------------------------
dim args3(0) as new com.sun.star.beans.PropertyValue
args3(0).Name = "Nr"
args3(0).Value = 1

dispatcher.executeDispatch(document, ".uno:JumpToTable", "", 0, args3())

rem ----------------------------------------------------------------------
dim args4(0) as new com.sun.star.beans.PropertyValue
args4(0).Name = "ToPoint"
args4(0).Value = "$H$27"

dispatcher.executeDispatch(document, ".uno:GoToCell", "", 0, args4())

rem ----------------------------------------------------------------------
dispatcher.executeDispatch(document, ".uno:Copy", "", 0, Array())

rem ----------------------------------------------------------------------
dim args6(0) as new com.sun.star.beans.PropertyValue
args6(0).Name = "Nr"
args6(0).Value = 2

dispatcher.executeDispatch(document, ".uno:JumpToTable", "", 0, args6())

rem ----------------------------------------------------------------------
dim args7(0) as new com.sun.star.beans.PropertyValue
args7(0).Name = "ToPoint"
args7(0).Value = "$C$5"

dispatcher.executeDispatch(document, ".uno:GoToCell", "", 0, args7())

rem ----------------------------------------------------------------------
dispatcher.executeDispatch(document, ".uno:Paste", "", 0, Array())

rem ----------------------------------------------------------------------
dim args9(0) as new com.sun.star.beans.PropertyValue
args9(0).Name = "Nr"
args9(0).Value = 1

dispatcher.executeDispatch(document, ".uno:JumpToTable", "", 0, args9())

rem ----------------------------------------------------------------------
dim args10(0) as new com.sun.star.beans.PropertyValue
args10(0).Name = "ToPoint"
args10(0).Value = "$I$27"

dispatcher.executeDispatch(document, ".uno:GoToCell", "", 0, args10())

rem ----------------------------------------------------------------------
dispatcher.executeDispatch(document, ".uno:Copy", "", 0, Array())

rem ----------------------------------------------------------------------
dim args12(0) as new com.sun.star.beans.PropertyValue
args12(0).Name = "Nr"
args12(0).Value = 2

dispatcher.executeDispatch(document, ".uno:JumpToTable", "", 0, args12())

rem ----------------------------------------------------------------------
dim args13(0) as new com.sun.star.beans.PropertyValue
args13(0).Name = "ToPoint"
args13(0).Value = "$D$5"

dispatcher.executeDispatch(document, ".uno:GoToCell", "", 0, args13())

rem ----------------------------------------------------------------------
dispatcher.executeDispatch(document, ".uno:Paste", "", 0, Array())

rem ----------------------------------------------------------------------
dim args15(0) as new com.sun.star.beans.PropertyValue
args15(0).Name = "Nr"
args15(0).Value = 1

dispatcher.executeDispatch(document, ".uno:JumpToTable", "", 0, args15())

rem ----------------------------------------------------------------------
dim args16(0) as new com.sun.star.beans.PropertyValue
args16(0).Name = "ToPoint"
args16(0).Value = "$J$27"

dispatcher.executeDispatch(document, ".uno:GoToCell", "", 0, args16())

rem ----------------------------------------------------------------------
dispatcher.executeDispatch(document, ".uno:Copy", "", 0, Array())

rem ----------------------------------------------------------------------
dim args18(0) as new com.sun.star.beans.PropertyValue
args18(0).Name = "Nr"
args18(0).Value = 2

dispatcher.executeDispatch(document, ".uno:JumpToTable", "", 0, args18())

rem ----------------------------------------------------------------------
dim args19(0) as new com.sun.star.beans.PropertyValue
args19(0).Name = "ToPoint"
args19(0).Value = "$E$5"

dispatcher.executeDispatch(document, ".uno:GoToCell", "", 0, args19())

rem ----------------------------------------------------------------------
dispatcher.executeDispatch(document, ".uno:Paste", "", 0, Array())

rem ----------------------------------------------------------------------
dim args21(0) as new com.sun.star.beans.PropertyValue
args21(0).Name = "Nr"
args21(0).Value = 1

dispatcher.executeDispatch(document, ".uno:JumpToTable", "", 0, args21())

rem ----------------------------------------------------------------------
dim args22(0) as new com.sun.star.beans.PropertyValue
args22(0).Name = "ToPoint"
args22(0).Value = "$H$27:$J$27"

dispatcher.executeDispatch(document, ".uno:GoToCell", "", 0, args22())

rem ----------------------------------------------------------------------
dispatcher.executeDispatch(document, ".uno:ClearContents", "", 0, Array())

rem ----------------------------------------------------------------------
dim args24(0) as new com.sun.star.beans.PropertyValue
args24(0).Name = "ToPoint"
args24(0).Value = "$H$27"

dispatcher.executeDispatch(document, ".uno:GoToCell", "", 0, args24())


end sub

Sub Macro2

End Sub

Sub Macro3

End Sub
</script:module>
</file>

<file path=Basic/Standard/Dialog_Factura.xml><?xml version="1.0" encoding="utf-8"?>
<!DOCTYPE module  PUBLIC '-//OpenOffice.org//DTD OfficeDocument 1.0//EN'  'module.dtd'>
<script:module xmlns:script="http://openoffice.org/2000/script" script:name="Dialog_Factura" script:language="StarBasic" script:moduleType="normal">REM  *****  BASIC  *****


Sub StartDialog1()
    BasicLibraries.LoadLibrary("Tools")
    oDialog1 = LoadDialog("Standard", "Dialog1")
    oDialog1.Execute()
End Sub

REM Definim un procediment
Sub InsertaText(full as Object, fila as Integer, columna as Integer, texto as String)
	
    full.getRows().insertByIndex(4,1)
    full.getCellByPosition(fila,columna).setString(texto)

End Sub

Sub InsertaValor(full as Object, fila as Integer, columna as Integer, valor as Integer)
	
    full.getRows().insertByIndex(4,1)
    full.getCellByPosition(fila,columna).setValue(valor)

End Sub

Sub readDialog1()
    REM Dim cell_val
    oT1 = oDialog1.GetControl("TextField1")
    oT2 = oDialog1.GetControl("TextField2")
    oT3 = oDialog1.GetControl("TextField3")
    oT4 = oDialog1.GetControl("TextField4")
    
    oFulles = ThisComponent.getSheets()    
    oFullFactures = oFulles.getByName("Factures")
    
    Inserta(oFullFactures, 4,1,oT1)
    Inserta(oFullFactures, 4,2,oT2)
    Inserta(oFullFactures, 4,3,oT3)
    InsertaValor(oFullFactures, 4,4,oT4)
    
    MsgBox("Dades introduïdes")
    REM Introdueix baix de la línia 4, 1 fila.
REM    oFullFactures.getRows().insertByIndex(4,1)
REM    oFullFactures.getCellByPosition(0,0).setString("Hola que tal")
    
REM    cell_val = ThisComponent.Sheets(0).getCellByPosition(0,0)
REM    msgbox cell_val.String &amp; chr(13) &amp; "Value from controls: "  &amp; oT1.Text
End Sub



Sub Main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fegir_entrada_factures"/>
  <library:element library:name="Dialog_Factur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28" dlg:top="121" dlg:width="175" dlg:height="139" dlg:closeable="true" dlg:moveable="true">
  <dlg:styles>
    <dlg:style dlg:style-id="0" dlg:font-height="12"/>
    <dlg:style dlg:style-id="1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0" dlg:id="Label2" dlg:tab-index="5" dlg:left="8" dlg:top="50" dlg:width="30" dlg:height="13" dlg:value="Motiu" dlg:valign="center"/>
    <dlg:text dlg:style-id="0" dlg:id="Label3" dlg:tab-index="6" dlg:left="8" dlg:top="70" dlg:width="30" dlg:height="13" dlg:value="Partida" dlg:valign="center"/>
    <dlg:text dlg:style-id="0" dlg:id="Label4" dlg:tab-index="7" dlg:left="8" dlg:top="90" dlg:width="30" dlg:height="13" dlg:value="Despesa" dlg:valign="center"/>
    <dlg:text dlg:style-id="1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>
      <script:event script:event-name="on-performaction" script:macro-name="vnd.sun.star.script:Standard.Dialog_Factura.readDialog1?language=Basic&amp;location=document" script:language="Script"/>
    </dlg:button>
  </dlg:bulletinboard>
</dlg:window>
</file>

<file path=Dialogs/Standard/Dialog2.xml><?xml version="1.0" encoding="utf-8"?>
<!DOCTYPE window  PUBLIC '-//OpenOffice.org//DTD OfficeDocument 1.0//EN'  'dialog.dtd'>
<dlg:window xmlns:dlg="http://openoffice.org/2000/dialog" xmlns:script="http://openoffice.org/2000/script" dlg:id="Dialog2" dlg:left="228" dlg:top="121" dlg:width="175" dlg:height="139" dlg:closeable="true" dlg:moveable="true">
  <dlg:styles>
    <dlg:style dlg:style-id="0" dlg:font-height="12"/>
    <dlg:style dlg:style-id="1" dlg:font-height="20"/>
  </dlg:styles>
  <dlg:bulletinboard>
    <dlg:textfield dlg:id="TextField1" dlg:tab-index="0" dlg:left="48" dlg:top="30" dlg:width="114" dlg:height="15"/>
    <dlg:textfield dlg:id="TextField2" dlg:tab-index="1" dlg:left="48" dlg:top="50" dlg:width="114" dlg:height="15"/>
    <dlg:textfield dlg:id="TextField3" dlg:tab-index="2" dlg:left="48" dlg:top="70" dlg:width="114" dlg:height="15"/>
    <dlg:textfield dlg:id="TextField4" dlg:tab-index="3" dlg:left="48" dlg:top="90" dlg:width="114" dlg:height="15"/>
    <dlg:text dlg:style-id="0" dlg:id="Label1" dlg:tab-index="4" dlg:left="8" dlg:top="30" dlg:width="30" dlg:height="13" dlg:value="Data" dlg:valign="center"/>
    <dlg:text dlg:style-id="0" dlg:id="Label2" dlg:tab-index="5" dlg:left="8" dlg:top="50" dlg:width="30" dlg:height="13" dlg:value="Motiu" dlg:valign="center"/>
    <dlg:text dlg:style-id="0" dlg:id="Label3" dlg:tab-index="6" dlg:left="8" dlg:top="70" dlg:width="30" dlg:height="13" dlg:value="Partida" dlg:valign="center"/>
    <dlg:text dlg:style-id="0" dlg:id="Label4" dlg:tab-index="7" dlg:left="8" dlg:top="90" dlg:width="30" dlg:height="13" dlg:value="Despesa" dlg:valign="center"/>
    <dlg:text dlg:style-id="1" dlg:id="Label5" dlg:tab-index="8" dlg:left="19" dlg:top="4" dlg:width="140" dlg:height="20" dlg:value="AFEGIX DESPESA" dlg:align="center"/>
    <dlg:button dlg:id="CommandButton1" dlg:tab-index="9" dlg:left="107" dlg:top="119" dlg:width="50" dlg:height="13" dlg:value="Cancelar" dlg:button-type="cancel"/>
    <dlg:button dlg:id="CommandButton2" dlg:tab-index="10" dlg:left="33" dlg:top="119" dlg:width="50" dlg:height="13" dlg:value="Afegix">
      <script:event script:event-name="on-performaction" script:macro-name="vnd.sun.star.script:Standard.Dialog_Factura.readDialog1?language=Basic&amp;location=document" script:language="Script"/>
    </dlg:button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Dialog2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